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preloaded import MORSE_CODE</text:p>
      <text:p text:style-name="Standard"/>
      <text:p text:style-name="Standard">def decode_morse(morseString):</text:p>
      <text:p text:style-name="Standard"><text:s text:c="4"/># Remember - you can use the preloaded MORSE_CODE dictionary:</text:p>
      <text:p text:style-name="Standard"><text:s text:c="4"/># For example: </text:p>
      <text:p text:style-name="Standard"><text:s text:c="4"/># MORSE_CODE['.-'] = 'A'</text:p>
      <text:p text:style-name="Standard"><text:s text:c="4"/># MORSE_CODE['--...'] = '7'</text:p>
      <text:p text:style-name="Standard"><text:s text:c="4"/># MORSE_CODE['...-..-'] = '$'</text:p>
      <text:p text:style-name="Standard"><text:s text:c="4"/></text:p>
      <text:p text:style-name="Standard"><text:s text:c="4"/>import copy</text:p>
      <text:p text:style-name="Standard"><text:s text:c="4"/>morseString = morseString.strip()</text:p>
      <text:p text:style-name="Standard"><text:s text:c="4"/>morseWords = str(morseString).split(' <text:s text:c="2"/>')</text:p>
      <text:p text:style-name="Standard"><text:s text:c="4"/>morseChars = copy.copy(morseWords)</text:p>
      <text:p text:style-name="Standard"><text:s text:c="4"/>translatedWords = copy.copy(morseWords)</text:p>
      <text:p text:style-name="Standard"><text:s text:c="4"/>for i in range(len(morseWords)):</text:p>
      <text:p text:style-name="Standard"><text:s text:c="8"/>morseChars[i] = morseWords[i].split(' ')</text:p>
      <text:p text:style-name="Standard"><text:s text:c="4"/>print(morseChars)</text:p>
      <text:p text:style-name="Standard"><text:s text:c="4"/>translatedChars = copy.copy(morseChars)</text:p>
      <text:p text:style-name="Standard"><text:s text:c="4"/>for j in range(len(morseChars)):</text:p>
      <text:p text:style-name="Standard"><text:s text:c="8"/>for k in range(len(morseChars[j])):</text:p>
      <text:p text:style-name="Standard"><text:s text:c="12"/>translatedChars[j][k] = str(MORSE_CODE.get(morseChars[j][k],'bloody hell'))</text:p>
      <text:p text:style-name="Standard"><text:s text:c="8"/>translatedWords[j] = ''.join(translatedChars[j])</text:p>
      <text:p text:style-name="Standard"><text:s text:c="4"/>translatedString = ''</text:p>
      <text:p text:style-name="Standard"><text:s text:c="4"/>translatedString = ' '.join(translatedWords)</text:p>
      <text:p text:style-name="Standard"><text:s text:c="4"/>print(translatedString)</text:p>
      <text:p text:style-name="Standard"><text:s text:c="4"/>return translatedStr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20:12:43.584249900</meta:creation-date>
    <dc:date>2025-07-30T20:12:49.412187700</dc:date>
    <meta:editing-duration>PT6S</meta:editing-duration>
    <meta:editing-cycles>1</meta:editing-cycles>
    <meta:document-statistic meta:table-count="0" meta:image-count="0" meta:object-count="0" meta:page-count="1" meta:paragraph-count="25" meta:word-count="84" meta:character-count="918" meta:non-whitespace-character-count="744"/>
    <meta:generator>LibreOffice/25.2.4.3$Windows_X86_64 LibreOffice_project/33e196637044ead23f5c3226cde09b47731f7e27</meta:generator>
  </office:meta>
</office:document-meta>
</file>